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-Bold" svg:font-family="Times-Bold" style:font-family-generic="roman"/>
    <style:font-face style:name="sans-serif" svg:font-family="sans-serif, Arial"/>
  </office:font-face-decls>
  <office:automatic-styles>
    <style:style style:name="co1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9.585cm"/>
    </style:style>
    <style:style style:name="co5" style:family="table-column">
      <style:table-column-properties fo:break-before="auto" style:column-width="4.112cm"/>
    </style:style>
    <style:style style:name="co6" style:family="table-column">
      <style:table-column-properties fo:break-before="auto" style:column-width="5.528cm"/>
    </style:style>
    <style:style style:name="co7" style:family="table-column">
      <style:table-column-properties fo:break-before="auto" style:column-width="8.959cm"/>
    </style:style>
    <style:style style:name="ro1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99cm" fo:break-before="auto" style:use-optimal-row-height="false"/>
    </style:style>
    <style:style style:name="ro6" style:family="table-row">
      <style:table-row-properties style:row-height="0.499cm" fo:break-before="auto" style:use-optimal-row-height="true"/>
    </style:style>
    <style:style style:name="ro7" style:family="table-row">
      <style:table-row-properties style:row-height="2.027cm" fo:break-before="auto" style:use-optimal-row-height="true"/>
    </style:style>
    <style:style style:name="ro8" style:family="table-row">
      <style:table-row-properties style:row-height="2.81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1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ucida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ext-properties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size-asian="10pt" style:font-style-asian="normal" style:font-weight-asian="normal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ucida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use-window-font-color="true" style:text-outline="false" style:text-line-through-style="none" style:text-line-through-typ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Lucida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fo:wrap-option="wrap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ucida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-Bold" style:font-size-asian="10pt" style:language-asian="none" style:country-asian="none" style:font-style-asian="normal" style:font-weight-asian="normal" style:font-name-complex="Times-Bold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ucida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>
      <style:text-properties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size-asian="10pt" style:font-style-asian="normal" style:font-weight-asian="normal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style:use-window-font-color="true" loext:opacity="0%" fo:font-size="12pt" fo:language="fr" fo:country="FR" style:letter-kerning="true" style:font-size-asian="12pt" style:language-asian="zh" style:country-asian="CN" style:font-name-complex="Lucida Sans1" style:font-size-complex="12pt" style:language-complex="hi" style:country-complex="IN"/>
    </style:style>
    <style:style style:name="T3" style:family="text">
      <style:text-properties style:use-window-font-color="true" loext:opacity="0%" style:text-outline="false" style:text-line-through-style="none" style:text-line-through-typ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2pt" style:language-asian="zh" style:country-asian="CN" style:font-style-asian="normal" style:font-weight-asian="normal" style:font-name-complex="sans-serif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letter-kerning="true" fo:language="fr" fo:country="FR" style:language-asian="zh" style:country-asian="CN" style:language-complex="hi" style:country-complex="IN"/>
    </style:style>
    <style:style style:name="T6" style:family="text">
      <style:text-properties style:use-window-font-color="true" fo:font-size="12pt" style:letter-kerning="true" fo:language="fr" fo:country="FR" style:language-asian="zh" style:country-asian="CN" style:language-complex="hi" style:country-complex="IN" style:font-name-complex="Lucida Sans1" style:font-size-asian="12pt" style:font-size-complex="12pt"/>
    </style:style>
    <style:style style:name="T7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fr" fo:country="FR" style:language-asian="zh" style:country-asian="CN" style:language-complex="hi" style:country-complex="IN" style:font-name-asian="Microsoft YaHei" style:font-name-complex="sans-serif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name-complex="Lucida Sans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Différentiel élec" table:style-name="ta1"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ce16"/>
        <table:table-row table:style-name="ro1">
          <table:table-cell table:style-name="ce13" office:value-type="string" calcext:value-type="string">
            <text:p>Id_stage</text:p>
          </table:table-cell>
          <table:table-cell table:style-name="ce13" office:value-type="string" calcext:value-type="string">
            <text:p>Id_IEEE</text:p>
          </table:table-cell>
          <table:table-cell table:style-name="ce13" office:value-type="string" calcext:value-type="string">
            <text:p>Lien</text:p>
          </table:table-cell>
          <table:table-cell office:value-type="string" calcext:value-type="string">
            <text:p>Titre</text:p>
          </table:table-cell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8" office:value-type="string" calcext:value-type="string">
            <text:p><text:span text:style-name="T5"><text:a xlink:href="http://dspace1.univ-tlemcen.dz/bitstream/112/13696/1/Doct.Aut.BENARIBA.pdf" xlink:type="simple">http://dspace1.univ-tlemcen.dz/bitstream/112/13696/1/Doct.Aut.BENARIBA.pdf</text:a></text:span></text:p>
          </table:table-cell>
          <table:table-cell office:value-type="string" calcext:value-type="string">
            <text:p>Contribution à la commande d’un véhicule électrique</text:p>
          </table:table-cell>
        </table:table-row>
        <table:table-row table:style-name="ro2">
          <table:table-cell table:style-name="ce13" office:value-type="float" office:value="3" calcext:value-type="float">
            <text:p>3</text:p>
          </table:table-cell>
          <table:table-cell table:style-name="ce13" office:value-type="float" office:value="7084489" calcext:value-type="float">
            <text:p>7084489</text:p>
          </table:table-cell>
          <table:table-cell table:style-name="ce8" office:value-type="string" calcext:value-type="string">
            <text:p><text:a xlink:href="https://ieeexplore.ieee.org/stamp/stamp.jsp?tp=&amp;arnumber=7084489" xlink:type="simple">https://ieeexplore.ieee.org/stamp/stamp.jsp?tp=&amp;arnumber=7084489</text:a></text:p>
          </table:table-cell>
          <table:table-cell table:style-name="ce17" office:value-type="string" calcext:value-type="string">
            <text:p>Electronic Differential for Electric Vehicle With Single Wheel Reference </text:p>
          </table:table-cell>
        </table:table-row>
        <table:table-row table:style-name="ro2">
          <table:table-cell table:style-name="ce13" office:value-type="float" office:value="4" calcext:value-type="float">
            <text:p>4</text:p>
          </table:table-cell>
          <table:table-cell table:style-name="ce13"/>
          <table:table-cell table:style-name="ce8" office:value-type="string" calcext:value-type="string">
            <text:p>sur clé</text:p>
          </table:table-cell>
          <table:table-cell table:style-name="ce18" office:value-type="string" calcext:value-type="string">
            <text:p>Research on Electric Differential for Steering Electric Vehicles</text:p>
          </table:table-cell>
        </table:table-row>
        <table:table-row table:style-name="ro3">
          <table:table-cell table:style-name="ce13" office:value-type="float" office:value="5" calcext:value-type="float">
            <text:p>5</text:p>
          </table:table-cell>
          <table:table-cell table:style-name="ce13" office:value-type="float" office:value="6152168" calcext:value-type="float">
            <text:p>6152168</text:p>
          </table:table-cell>
          <table:table-cell table:style-name="ce8" office:value-type="string" calcext:value-type="string">
            <text:p><text:a xlink:href="https://ieeexplore.ieee.org/stamp/stamp.jsp?tp=&amp;arnumber=6152168" xlink:type="simple">https://ieeexplore.ieee.org/stamp/stamp.jsp?tp=&amp;arnumber=6152168</text:a></text:p>
          </table:table-cell>
          <table:table-cell table:style-name="ce19" office:value-type="string" calcext:value-type="string">
            <text:p>Design and Evaluation on Electric Differentials for Overactuated Electric Ground Vehicles With Four Independent In-Wheel Motors </text:p>
          </table:table-cell>
        </table:table-row>
        <table:table-row table:style-name="ro3">
          <table:table-cell table:style-name="ce13" office:value-type="float" office:value="6" calcext:value-type="float">
            <text:p>6</text:p>
          </table:table-cell>
          <table:table-cell table:style-name="ce13"/>
          <table:table-cell table:style-name="ce8" office:value-type="string" calcext:value-type="string">
            <text:p><text:a xlink:href="https://journals.tubitak.gov.tr/cgi/viewcontent.cgi?article=3536&amp;context=elektrik" xlink:type="simple">https://journals.tubitak.gov.tr/cgi/viewcontent.cgi?article=3536&amp;context=elektrik</text:a></text:p>
          </table:table-cell>
          <table:table-cell table:style-name="ce17" office:value-type="string" calcext:value-type="string">
            <text:p>Electronic Diff onic Differential with Dir ential with Direct Torque Fuzzy Control for V for Vehicle Propulsion System </text:p>
          </table:table-cell>
        </table:table-row>
        <table:table-row table:style-name="ro2">
          <table:table-cell table:style-name="ce13" office:value-type="float" office:value="7" calcext:value-type="float">
            <text:p>7</text:p>
          </table:table-cell>
          <table:table-cell table:style-name="ce13" office:value-type="float" office:value="4239230" calcext:value-type="float">
            <text:p>4239230</text:p>
          </table:table-cell>
          <table:table-cell table:style-name="ce8" office:value-type="string" calcext:value-type="string">
            <text:p><text:a xlink:href="https://ieeexplore.ieee.org/stamp/stamp.jsp?tp=&amp;arnumber=4239230" xlink:type="simple">https://ieeexplore.ieee.org/stamp/stamp.jsp?tp=&amp;arnumber=4239230</text:a></text:p>
          </table:table-cell>
          <table:table-cell table:style-name="ce17" office:value-type="string" calcext:value-type="string">
            <text:p>Traction Control based on Slip Ratio Estimation Without Detecting Vehicle Speed for Electric Vehicle </text:p>
          </table:table-cell>
        </table:table-row>
        <table:table-row table:style-name="ro3">
          <table:table-cell table:style-name="ce13" office:value-type="float" office:value="8" calcext:value-type="float">
            <text:p>8</text:p>
          </table:table-cell>
          <table:table-cell table:style-name="ce13" office:value-type="float" office:value="1223415" calcext:value-type="float">
            <text:p>1223415</text:p>
          </table:table-cell>
          <table:table-cell table:style-name="ce8" office:value-type="string" calcext:value-type="string">
            <text:p><text:a xlink:href="https://ieeexplore.ieee.org/stamp/stamp.jsp?tp=&amp;arnumber=1223415" xlink:type="simple">https://ieeexplore.ieee.org/stamp/stamp.jsp?tp=&amp;arnumber=1223415</text:a></text:p>
          </table:table-cell>
          <table:table-cell table:style-name="ce17" office:value-type="string" calcext:value-type="string">
            <text:p>Yaw Moment Control via Emotional Adaptive Neuro-Fuzzy Controller for Independent Rear Wheel Drives of an Electric Vehicle </text:p>
          </table:table-cell>
        </table:table-row>
        <table:table-row table:style-name="ro2">
          <table:table-cell table:style-name="ce13" office:value-type="float" office:value="9" calcext:value-type="float">
            <text:p>9</text:p>
          </table:table-cell>
          <table:table-cell table:style-name="ce13" office:value-type="float" office:value="8998097" calcext:value-type="float">
            <text:p>8998097</text:p>
          </table:table-cell>
          <table:table-cell table:style-name="ce8" office:value-type="string" calcext:value-type="string">
            <text:p><text:a xlink:href="https://ieeexplore.ieee.org/stamp/stamp.jsp?tp=&amp;arnumber=8998097" xlink:type="simple">https://ieeexplore.ieee.org/stamp/stamp.jsp?tp=&amp;arnumber=8998097</text:a></text:p>
          </table:table-cell>
          <table:table-cell table:style-name="ce17" office:value-type="string" calcext:value-type="string">
            <text:p>SCALE DOWN MODEL OF ELECTRICAL VEHICLE USING ELECTRONIC DIFFERENTIAL </text:p>
          </table:table-cell>
        </table:table-row>
        <table:table-row table:style-name="ro2">
          <table:table-cell table:style-name="ce13" office:value-type="float" office:value="11" calcext:value-type="float">
            <text:p>11</text:p>
          </table:table-cell>
          <table:table-cell table:style-name="ce13"/>
          <table:table-cell table:style-name="ce8" office:value-type="string" calcext:value-type="string">
            <text:p><text:a xlink:href="https://link.springer.com/chapter/10.1007/978-3-642-24145-1_23" xlink:type="simple">https://link.springer.com/chapter/10.1007/978-3-642-24145-1_23</text:a></text:p>
          </table:table-cell>
          <table:table-cell table:style-name="ce17" office:value-type="string" calcext:value-type="string">
            <text:p>Direct Torque Control for Electronic Differential in an Electric Racing Car</text:p>
          </table:table-cell>
        </table:table-row>
        <table:table-row table:style-name="ro2"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7520599" calcext:value-type="float">
            <text:p>7520599</text:p>
          </table:table-cell>
          <table:table-cell table:style-name="ce8" office:value-type="string" calcext:value-type="string">
            <text:p><text:a xlink:href="https://ieeexplore.ieee.org/stamp/stamp.jsp?tp=&amp;arnumber=7520599" xlink:type="simple">https://ieeexplore.ieee.org/stamp/stamp.jsp?tp=&amp;arnumber=7520599</text:a></text:p>
          </table:table-cell>
          <table:table-cell table:style-name="ce17" office:value-type="string" calcext:value-type="string">
            <text:p>Electric Differential Control for Electric Vehicles Based on EMD Method</text:p>
          </table:table-cell>
        </table:table-row>
        <table:table-row table:style-name="ro2"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5498381" calcext:value-type="float">
            <text:p>5498381</text:p>
          </table:table-cell>
          <table:table-cell table:style-name="ce8" office:value-type="string" calcext:value-type="string">
            <text:p><text:a xlink:href="https://ieeexplore.ieee.org/stamp/stamp.jsp?tp=&amp;arnumber=5498381" xlink:type="simple">https://ieeexplore.ieee.org/stamp/stamp.jsp?tp=&amp;arnumber=5498381</text:a></text:p>
          </table:table-cell>
          <table:table-cell table:style-name="ce17" office:value-type="string" calcext:value-type="string">
            <text:p>The Control Strategy of Electronic Differential for EV with Four In-wheel Motors </text:p>
          </table:table-cell>
        </table:table-row>
        <table:table-row table:style-name="ro3"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8937199" calcext:value-type="float">
            <text:p>8937199</text:p>
          </table:table-cell>
          <table:table-cell table:style-name="ce8" office:value-type="string" calcext:value-type="string">
            <text:p><text:a xlink:href="https://ieeexplore.ieee.org/stamp/stamp.jsp?tp=&amp;arnumber=8937199" xlink:type="simple">https://ieeexplore.ieee.org/stamp/stamp.jsp?tp=&amp;arnumber=8937199</text:a></text:p>
          </table:table-cell>
          <table:table-cell table:style-name="ce17" office:value-type="string" calcext:value-type="string">
            <text:p>Modeling and Simulation of Independent Speed Steering Control for Front In-wheel in EV Using BLDC Motor in MATLAB GUI </text:p>
          </table:table-cell>
        </table:table-row>
        <table:table-row table:style-name="ro2"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6563667" calcext:value-type="float">
            <text:p>6563667</text:p>
          </table:table-cell>
          <table:table-cell table:style-name="ce8" office:value-type="string" calcext:value-type="string">
            <text:p><text:a xlink:href="https://ieeexplore.ieee.org/stamp/stamp.jsp?tp=&amp;arnumber=6563667" xlink:type="simple">https://ieeexplore.ieee.org/stamp/stamp.jsp?tp=&amp;arnumber=6563667</text:a></text:p>
          </table:table-cell>
          <table:table-cell table:style-name="ce17" office:value-type="string" calcext:value-type="string">
            <text:p>Differential Speed Steering Control for Four-Wheel Independent Driving Electric Vehicle </text:p>
          </table:table-cell>
        </table:table-row>
        <table:table-row table:style-name="ro11">
          <table:table-cell office:value-type="float" office:value="18" calcext:value-type="float">
            <text:p>18</text:p>
          </table:table-cell>
          <table:table-cell/>
          <table:table-cell table:style-name="ce15" office:value-type="string" calcext:value-type="string">
            <text:p>https://github.com/EOSCogniton/ELIZ-2022</text:p>
          </table:table-cell>
          <table:table-cell office:value-type="string" calcext:value-type="string">
            <text:p>Règlement FS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7459238" calcext:value-type="float">
            <text:p>7459238</text:p>
          </table:table-cell>
          <table:table-cell office:value-type="string" calcext:value-type="string">
            <text:p>https://ieeexplore.ieee.org/stamp/stamp.jsp?tp=&amp;arnumber=7459238</text:p>
          </table:table-cell>
          <table:table-cell table:style-name="ce26" office:value-type="string" calcext:value-type="string">
            <text:p>Design of Electronic Differential System for An Electric Vehicle with In-Wheel Motor 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https://fswiki.us/Differential</text:p>
          </table:table-cell>
          <table:table-cell office:value-type="string" calcext:value-type="string">
            <text:p>Juste un petit site wiki du FS sur lequel ya pas grand-chose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a xlink:href="https://epsabox.kad-office.com/" xlink:type="simple">https://epsabox.kad-office.com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 checker</text:p>
          </table:table-cell>
          <table:table-cell/>
          <table:table-cell office:value-type="string" calcext:value-type="string">
            <text:p>https://pdf.sciencedirectassets.com/271086/1-s2.0-S0967066124X00027/1-s2.0-S0967066124000364/main.pdf?X-Amz-Security-Token=IQoJb3JpZ2luX2VjEB0aCXVzLWVhc3QtMSJGMEQCIBZhKs%2Bh%2BmbQM9gQB%2FZqUBalXWsokXk6scdb8%2FNAlEV7AiA4HwnBv82yLmjA81f6964mvFWe635QQCC4oUxNiPQcJCqyBQh1EAUaDDA1OTAwMzU0Njg2NSIMGbn0n7Ggzzd1dU3ZKo8FLLrcC1QTyd2Xd1a99SzLuxgCWo%2BoV0IaechnBsPEekdQ%2B5KMt7%2FqwHQqL4INt4j2WwqWUO4C0Our38XYAMuXCi%2Fy6uwxyyMNNx9bQn37mGzsc8y8yhk9Od5eEzj1dANN0Q3mN0tgJqdIANqYBE7U8KhVG4JfjWdfkh8qvHvho2bwdBYbOBPYx%2Fh4ih%2BlMwPPhdCo7A39%2B48BfAndfjVZtQ%2BxObtDzrHAKUjR17rM0IIXb4cbICVd7ImAJWm91VcJUXyPUe0%2FaN12rsxPpXSnFQgE0b%2B7nkIaSnPTdnobP%2FiifxapOylzE74fCZPbbUvMhG8SfQDG6KYldZeaI8DhVc0UvWKxtK1hgbpyIihIpM0BJ2qoEGlvebv%2B15H0Hcg81z2hHWFnrM0yHGTNO7McrtT2tWtTBFzhZQkfWlq6Ddee7yLIHEEuJQPyvE1jZVybwUlSl9E1pGvhc2DtCh2hJqDglw%2BBP6JRSw%2BNwf5tZB2O4UbeqXizMJFzbiBB12rGDYTM%2FWRLX5usTVCszv3tQGOmY2nq2ZnmciJCe18iQlx8SI6qAmVaHcaMFg1gPyAdE6U1bqi%2BDQJ8uOk7ijCd97aTGBqJTTjH7mUhZY2%2BsTzVXbBxQhf8JyJddkeXdPVvLCrGcM8SnHixjiBu8Gosv5kVnF7DOEKdkIPJhnmO93p1%2BYAG%2FbNG9Thq7PiPZnW4sZweS%2BjlsHielb6ar3cpE31Z%2F%2BYhNGY9I%2B1ztIK1Pw7PTzY5c56rZDed6w%2BUlWdv1R8TWfjf3phl8ABiBhc6F45zUmFpInxzUcFBDjpCuUvWab5wYEBl65JLaBBCu%2FO2IYJi7kcKMoETvTMwbG1Zb3rL8MFGssoeZVAGx4KfHTC5qNOxBjqyAXHV786w8C6iEzfFzDfZYup7FU%2FKPjqJLQjSRtjdEYHw1IdkA9toqGKakmOe1FYoQk4Se%2FpqoeTVPmBI%2FRtdUl9Kq2AuId%2FZ3jiF%2FjF3uieHw40NuVgCSONZyjWCNyakEqYmsVw8gE80MmX8Uu3iLgyRNmZCapLe9GzfGGMByjZe%2FzKx4XggF19QR7L4ayCZYe%2B99gIrFzQgIj34RvYPkP7TtB%2BHbCJRiAjqM18wMnG87Cc%3D&amp;X-Amz-Algorithm=AWS4-HMAC-SHA256&amp;X-Amz-Date=20240503T140224Z&amp;X-Amz-SignedHeaders=host&amp;X-Amz-Expires=300&amp;X-Amz-Credential=ASIAQ3PHCVTYWGE2UROR%2F20240503%2Fus-east-1%2Fs3%2Faws4_request&amp;X-Amz-Signature=88f2ecd4fd2c079d034956200f62394ff73090d37fbda461691da26796192cfc&amp;hash=77399105a9c70e31e53f57fe1f74d0a593f8f0992a56fdd39aeb0556d9347202&amp;host=68042c943591013ac2b2430a89b270f6af2c76d8dfd086a07176afe7c76c2c61&amp;pii=S0967066124000364&amp;tid=spdf-4d3b6f02-d2b6-419a-b1c3-71669f2346b9&amp;sid=2a5146f598bda947fb6808882d31ddee7550gxrqb&amp;type=client&amp;tsoh=d3d3LnNjaWVuY2VkaXJlY3QuY29t&amp;ua=08155d590b5e0358&amp;rr=87e0c9dc5d883a49&amp;cc=fr</text:p>
          </table:table-cell>
          <table:table-cell/>
        </table:table-row>
        <table:table-row table:style-name="ro1" table:number-rows-repeated="104855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Différentiel méca" table:style-name="ta1">
        <table:table-column table:style-name="co1" table:number-columns-repeated="2" table:default-cell-style-name="ce27"/>
        <table:table-column table:style-name="co1" table:default-cell-style-name="ce8"/>
        <table:table-column table:style-name="co4" table:default-cell-style-name="ce27"/>
        <table:table-row table:style-name="ro1">
          <table:table-cell office:value-type="string" calcext:value-type="string">
            <text:p>Id_stage</text:p>
          </table:table-cell>
          <table:table-cell office:value-type="string" calcext:value-type="string">
            <text:p>Id_autre</text:p>
          </table:table-cell>
          <table:table-cell table:style-name="ce27" office:value-type="string" calcext:value-type="string">
            <text:p>Lien</text:p>
          </table:table-cell>
          <table:table-cell office:value-type="string" calcext:value-type="string">
            <text:p>Titre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youtube.com/watch?v=qXoCHETmJ0k</text:p>
          </table:table-cell>
          <table:table-cell table:style-name="ce29" office:value-type="string" calcext:value-type="string">
            <text:p>Comment fonctionne un différentiel?</text:p>
          </table:table-cell>
        </table:table-row>
        <table:table-row table:style-name="ro6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<text:span text:style-name="T6"><text:a xlink:href="https://shura.shu.ac.uk/30090/1/Lenzo-RevisitingMechanicalLimited-slip%28VoR%29.pdf" xlink:type="simple">https://shura.shu.ac.uk/30090/1/Lenzo-RevisitingMechanicalLimited-slip%28VoR%29.pdf</text:a></text:span></text:p>
          </table:table-cell>
          <table:table-cell office:value-type="string" calcext:value-type="string">
            <text:p>Revisiting the mechanical limited-slip differential for high-performance and race car application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style-name="ce27" office:value-type="string" calcext:value-type="string">
            <text:p>https://www.tandfonline.com/doi/epdf/10.1080/13873950500066959?needAccess=true</text:p>
          </table:table-cell>
          <table:table-cell office:value-type="string" calcext:value-type="string">
            <text:p>Detailed and reduced dynamic models of passive and active limited-slip car differentials</text:p>
          </table:table-cell>
        </table:table-row>
        <table:table-row table:style-name="ro6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<text:a xlink:href="https://www-techniques-ingenieur-fr.ec-lyon.idm.oclc.org/base-documentaire/mecanique-th7/transmission-de-puissance-mecanique-engrenages-et-liens-souples-42182210/boites-de-vitesses-le-differentiel-bm5664/etude-theorique-bm5664niv10002.html" xlink:type="simple">https://www-techniques-ingenieur-fr.ec-lyon.idm.oclc.org/base-documentaire/mecanique-th7/transmission-de-puissance-mecanique-engrenages-et-liens-souples-42182210/boites-de-vitesses-le-differentiel-bm5664/etude-theorique-bm5664niv10002.html</text:a></text:p>
          </table:table-cell>
          <table:table-cell office:value-type="string" calcext:value-type="string">
            <text:p><text:span text:style-name="T7">Boîtes de vitesses. Le différentiel</text:span><text:span text:style-name="T8"> </text:span>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style-name="ce28" office:value-type="string" calcext:value-type="string">
            <text:p>https://www.sciencedirect.com/science/article/pii/S0022489811000218</text:p>
          </table:table-cell>
          <table:table-cell table:style-name="ce29" office:value-type="string" calcext:value-type="string">
            <text:p>A skid steering model using the Magic Formula</text:p>
          </table:table-cell>
        </table:table-row>
      </table:table>
      <table:table table:name="Modèle virage" table:style-name="ta1">
        <table:table-column table:style-name="co1" table:number-columns-repeated="3" table:default-cell-style-name="ce30"/>
        <table:table-column table:style-name="co1" table:default-cell-style-name="ce29"/>
        <table:table-row table:style-name="ro1">
          <table:table-cell office:value-type="string" calcext:value-type="string">
            <text:p>Id_stage</text:p>
          </table:table-cell>
          <table:table-cell office:value-type="string" calcext:value-type="string">
            <text:p>Id_autre</text:p>
          </table:table-cell>
          <table:table-cell office:value-type="string" calcext:value-type="string">
            <text:p>Lien</text:p>
          </table:table-cell>
          <table:table-cell table:style-name="ce30" office:value-type="string" calcext:value-type="string">
            <text:p>Titre</text:p>
          </table:table-cell>
        </table:table-row>
        <table:table-row table:style-name="ro7">
          <table:table-cell office:value-type="float" office:value="19" calcext:value-type="float">
            <text:p>19</text:p>
          </table:table-cell>
          <table:table-cell/>
          <table:table-cell table:style-name="ce28" office:value-type="string" calcext:value-type="string">
            <text:p>https://www.sciencedirect.com/science/article/pii/S0022489811000218</text:p>
          </table:table-cell>
          <table:table-cell office:value-type="string" calcext:value-type="string">
            <text:p>A skid steering model using the Magic Formula</text:p>
          </table:table-cell>
        </table:table-row>
        <table:table-row table:style-name="ro8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https://www.hindawi.com/journals/mpe/2015/847258/</text:p>
          </table:table-cell>
          <table:table-cell office:value-type="string" calcext:value-type="string">
            <text:p>Analysis of Vehicle Steering and Driving Bifurcation Characteristics</text:p>
          </table:table-cell>
        </table:table-row>
        <table:table-row table:style-name="ro3">
          <table:table-cell table:style-name="Default" office:value-type="float" office:value="23" calcext:value-type="float">
            <text:p>23</text:p>
          </table:table-cell>
          <table:table-cell table:style-name="Default"/>
          <table:table-cell table:style-name="Default" office:value-type="string" calcext:value-type="string">
            <text:p>https://ieeexplore.ieee.org/stamp/stamp.jsp?tp=&amp;arnumber=9071136</text:p>
          </table:table-cell>
          <table:table-cell table:style-name="ce26" office:value-type="string" calcext:value-type="string">
            <text:p>Pacejka Magic Formula Tire Model Parser </text:p>
          </table:table-cell>
        </table:table-row>
      </table:table>
      <table:table table:name="Data" table:style-name="ta1"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Data essais Invictus</text:p>
          </table:table-cell>
          <table:table-cell office:value-type="string" calcext:value-type="string">
            <text:p>https://github.com/EOSCogniton/Test-Data/tree/master/5_Appli%20Invictus</text:p>
          </table:table-cell>
        </table:table-row>
      </table:table>
      <table:table table:name="Voiture bon plan" table:style-name="ta1">
        <table:table-column table:style-name="co1" table:default-cell-style-name="Default"/>
        <table:table-column table:style-name="co1" table:default-cell-style-name="ce26"/>
        <table:table-row table:style-name="ro1">
          <table:table-cell/>
          <table:table-cell table:style-name="Default"/>
        </table:table-row>
        <table:table-row table:style-name="ro2">
          <table:table-cell/>
          <table:table-cell office:value-type="string" calcext:value-type="string">
            <text:p><text:a xlink:href="https://www.leboncoin.fr/ad/modelisme/2723941765" xlink:type="simple">Voiture rc 1/8 - Modélisme (leboncoin.fr)</text:a> </text:p>
          </table:table-cell>
        </table:table-row>
        <table:table-row table:style-name="ro2">
          <table:table-cell/>
          <table:table-cell office:value-type="string" calcext:value-type="string">
            <text:p><text:a xlink:href="https://www.amazon.fr/CEN-Racing-2023-Ford-Rally/dp/B0CJRV9VHJ/ref=sr_1_97?content-id=amzn1.sym.5355fc3d-f221-40bf-9e40-7aeab820f087%3Aamzn1.sym.5355fc3d-f221-40bf-9e40-7aeab820f087&amp;dib=eyJ2IjoiMSJ9.qkUr3QXFHHdPQG2NmFeXmOKozz6GixpgJ8N4S2Ng2dLGSa2JUTnnN6kqhtuDTuYeJu0CqNJu4boOMIdMI6Z-jHLEmi1MCzETF5YGjsNJ3dKTHhHdX36Hpj9gm9KDBZ7f_FsUys7eJIBs4QlIktgCyXWfsUYbA-F5IUQ9oiCMuLDlbDXEJLOgFn2Gn4UiRvsXy8cwwvwN-K0bSvVhhQ-wF5-y0aE4LO_Vi8b4gOwrzHvPj42mKuQrtCMDcCvRSAY1Lc6FecdbYwt8QNzY3zk0xNfvY0c9fAgGwIJKV891Z7Y.VABlld5WrNFEFrSiCHXMGCJcgtKu7KtIlvevsLrxoTc&amp;dib_tag=se&amp;keywords=voiture+rc+1%2F8+brushless&amp;pd_rd_r=ad009507-08f0-4933-a26e-f7188cb75d18&amp;pd_rd_w=gb8f0&amp;pd_rd_wg=Psw6E&amp;pf_rd_p=5355fc3d-f221-40bf-9e40-7aeab820f087&amp;pf_rd_r=ZJAA0F0N648K9XY326W6&amp;qid=1718268504&amp;sr=8-97" xlink:type="simple">CEN Racing 2023 Ford Puma WRC Rally - Big 1/8 Brushless RTR RC Car : Amazon.fr: Jeux et Jouets</text:a> </text:p>
          </table:table-cell>
        </table:table-row>
        <table:table-row table:style-name="ro2">
          <table:table-cell/>
          <table:table-cell office:value-type="string" calcext:value-type="string">
            <text:p><text:a xlink:href="https://www.ebay.fr/itm/355760264983?itmmeta=01J08CRMNBRM8J2XK74JFNCWDQ&amp;hash=item52d4f6d717:g:L7sAAOSwCxRmJhaW&amp;itmprp=enc%3AAQAJAAAA4H8Zbq67gA9Q4psCdDHuYtkHgAaxEjFMHnWjVsTa4Dh%2BHPauvCaQevYFfhNoTmwiZXV9bVQp%2F4W69AiN%2B24MTlRVSOJL5TVvVN5Q5%2F30EK8YLSkbtq9q2fFscwEsGLPFNyD8FDC97OSOlGeE39modOUJe%2FNLlyR3exu1pKZI4BSLJXSQ9szEU6DATwevMiy%2FWHWb3RBUFdX%2BplhZCS%2FgDyRWhY7lI4c7SAgrtNQ%2B6DlV1wLOQkCKTpaYmB5TvYCJLGnx%2BbsZY0GBKOhjNC0VAJcxUXX0%2BIgNLcdMR4dPynlu%7Ctkp%3ABFBM4srijIJk" xlink:type="simple">RC PICK-UP EZTEC FORD 150 LARIAT 5.4 TRITON 1/8 + COMMANDE +BATTERIE FONCTIONNE | eBay</text:a> </text:p>
          </table:table-cell>
        </table:table-row>
        <table:table-row table:style-name="ro2">
          <table:table-cell/>
          <table:table-cell office:value-type="string" calcext:value-type="string">
            <text:p><text:a xlink:href="https://www.ebay.fr/itm/186397698617?itmmeta=01J088S1MPN5JY9SK6D8XC4RY4&amp;hash=item2b662b2a39:g:d7gAAOSwM8hmH9sE&amp;itmprp=enc%3AAQAJAAAAwDYsT0UKKMcHdQVnO2M73IRZ8hDHvcOfKUxdJBI0rrIowyewAMzr9s1krURZj%2BLUJTITxucToiYwWL%2B1TlmWt4lu3%2BjmZwC2yCBPV2PIOyREcRBalESBZYXmfWe9luZKipuzMUU0DyFRN3StZ6imMRT9C4fnYohYN7HUlb%2FvkekzmfzwuZ4U9IxOGTvd7PSz1qOe%2BPGEbw9Gx58pkf37BGXhuXImBSkZIr6OxPf2RdE7ETgxbBsNVesrVr2How6X3Q%3D%3D%7Ctkp%3ABk9SR7ia5IiCZA" xlink:type="simple">FR- WIRC GT4E.2 - 1:8 ELECTRIC CAR GT 4WD | eBay</text:a>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-Bold" svg:font-family="Times-Bold" style:font-family-generic="roman"/>
    <style:font-face style:name="sans-serif" svg:font-family="sans-serif, Arial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3T10:59:32.421000000</meta:creation-date>
    <meta:generator>LibreOffice/7.5.2.2$Windows_X86_64 LibreOffice_project/53bb9681a964705cf672590721dbc85eb4d0c3a2</meta:generator>
    <meta:editing-duration>PT1M52S</meta:editing-duration>
    <meta:editing-cycles>3</meta:editing-cycles>
    <dc:date>2024-06-14T16:43:06.807000000</dc:date>
    <meta:document-statistic meta:table-count="5" meta:cell-count="103" meta:object-count="0"/>
  </office:meta>
</office:document-meta>
</file>